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4d831" officeooo:paragraph-rsid="0004d831"/>
    </style:style>
    <style:style style:name="P2" style:family="paragraph" style:parent-style-name="Standard">
      <style:paragraph-properties fo:line-height="150%"/>
      <style:text-properties fo:font-weight="bold" officeooo:rsid="0004d831" officeooo:paragraph-rsid="0004d83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nounce<text:tab/><text:tab/>발표하다</text:p>
      <text:p text:style-name="P2">interested<text:tab/><text:tab/>관련 있는, 관심이 있는</text:p>
      <text:p text:style-name="P2">active<text:tab/><text:tab/>적극적인, 활발한</text:p>
      <text:p text:style-name="P2">accept<text:tab/><text:tab/>수락하다, 승낙하다</text:p>
      <text:p text:style-name="P2">foresee<text:tab/><text:tab/>예견하다, 예감하다</text:p>
      <text:p text:style-name="P2">expansion<text:tab/><text:tab/>확장, 팽창</text:p>
      <text:p text:style-name="P2">relocate<text:tab/><text:tab/>(공장 등을) 이전하다</text:p>
      <text:p text:style-name="P2">competitor<text:tab/><text:tab/>경쟁업체, 경쟁자</text:p>
      <text:p text:style-name="P2">asset<text:tab/><text:tab/><text:tab/>자산</text:p>
      <text:p text:style-name="P2">contribute<text:tab/><text:tab/>기여하다, 공헌하다</text:p>
      <text:p text:style-name="P2">dedicated<text:tab/><text:tab/>(목표 등에) 전념하는, 헌신적인</text:p>
      <text:p text:style-name="P2">misplace<text:tab/><text:tab/>잃어버리다, 위치를 잘못 잡다</text:p>
      <text:p text:style-name="P2">considerable<text:tab/>(정도나 양이) 상당한</text:p>
      <text:p text:style-name="P2">last<text:tab/><text:tab/><text:tab/>지속되다</text:p>
      <text:p text:style-name="P2">emerge<text:tab/><text:tab/>부상하다, 나타나다</text:p>
      <text:p text:style-name="P2">grow<text:tab/><text:tab/><text:tab/>성장하다, 성장시키다, 증가시키다</text:p>
      <text:p text:style-name="P2">select<text:tab/><text:tab/><text:tab/>선발하다, 선택하다</text:p>
      <text:p text:style-name="P2">merge<text:tab/><text:tab/>합병하다, 병합하다</text:p>
      <text:p text:style-name="P2">imply<text:tab/><text:tab/><text:tab/>암시하다, 넌지시 나타내다, 의미하다</text:p>
      <text:p text:style-name="P2">vital<text:tab/><text:tab/><text:tab/>필수적인</text:p>
      <text:p text:style-name="P2">persist<text:tab/><text:tab/>(집요하게) 계속하다, 계속되다, 지속되다</text:p>
      <text:p text:style-name="P2">independent<text:tab/>독립적인, 독자적인</text:p>
      <text:p text:style-name="P2">force<text:tab/><text:tab/><text:tab/>세력</text:p>
      <text:p text:style-name="P2">establish<text:tab/><text:tab/>설립하다</text:p>
      <text:p text:style-name="P2">initiate<text:tab/><text:tab/>(사업 등을) 착수하다, 시작하다</text:p>
      <text:p text:style-name="P2">enhance<text:tab/><text:tab/>(질 등을) 향상시키다, 높이다, 강화하다</text:p>
      <text:p text:style-name="P2">renowned<text:tab/><text:tab/>저명한, 유명한, 명성이 있는</text:p>
      <text:p text:style-name="P2">informed<text:tab/><text:tab/>정보에 근거한</text:p>
      <text:p text:style-name="P2">minutes<text:tab/><text:tab/>회의록</text:p>
      <text:p text:style-name="P2">waive<text:tab/><text:tab/><text:tab/>(규칙 등을) 적용하지 않다, (권리/청구 등을) 포기하다</text:p>
      <text:p text:style-name="P2">reach<text:tab/><text:tab/><text:tab/>(치수/양 등이) ~에 달하다; ~에 도착하다</text:p>
      <text:p text:style-name="P2">authority<text:tab/><text:tab/>권한; 당국</text:p>
      <text:p text:style-name="P2">acquire<text:tab/><text:tab/>매입하다, 취득하다</text:p>
      <text:p text:style-name="P2">surpass<text:tab/><text:tab/>~을 능가하다, 넘어서다</text:p>
      <text:p text:style-name="P2">run<text:tab/><text:tab/><text:tab/>~을 운영하다, 경영하다</text:p>
      <text:p text:style-name="P2">improbable<text:tab/><text:tab/>사실이라고 생각할 수 없는, 일어날 것 같지 않은</text:p>
      <text:p text:style-name="P2">edge<text:tab/><text:tab/><text:tab/>우위, 유리함; 가장자리, 끝</text:p>
      <text:p text:style-name="P2">simultaneously<text:tab/>동시에</text:p>
      <text:p text:style-name="P2">reveal<text:tab/><text:tab/>밝히다, 누설하다</text:p>
      <text:p text:style-name="P2">productivity<text:tab/>생산성</text:p>
      <text:p text:style-name="P2">uncertain<text:tab/><text:tab/>확신이 없는, 불확실한</text:p>
      <text:p text:style-name="P2">premier<text:tab/><text:tab/>으뜸의, 첫째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2" fo:column-gap="0.497cm">
          <style:column style:rel-width="7284*" fo:start-indent="0cm" fo:end-indent="0.249cm"/>
          <style:column style:rel-width="72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6:59:45.958591211</meta:creation-date>
    <dc:date>2021-05-09T21:36:42.003721984</dc:date>
    <meta:editing-duration>PT7M5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459" meta:character-count="892" meta:non-whitespace-character-count="728"/>
  </office:meta>
</office:document-meta>
</file>